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Avenir Next1" svg:font-family="'Avenir Next'" style:font-adornments="Regular" style:font-pitch="variable"/>
    <style:font-face style:name="Avenir Next Demi Bold" svg:font-family="'Avenir Next Demi Bold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5.209cm" fo:min-width="0cm"/>
    </style:style>
    <style:style style:name="gr2" style:family="graphic" style:parent-style-name="objectwithoutfill">
      <style:graphic-properties svg:stroke-width="0.051cm" svg:stroke-color="#005da4" draw:marker-start-width="0.124cm" draw:marker-end-width="0.124cm" draw:fill="none" draw:textarea-horizontal-align="center" draw:textarea-vertical-align="middle" fo:padding-top="0.026cm" fo:padding-bottom="0.026cm" fo:padding-left="0.026cm" fo:padding-right="0.026cm"/>
    </style:style>
    <style:style style:name="gr3" style:family="graphic" style:parent-style-name="objectwithoutfill">
      <style:graphic-properties svg:stroke-width="0.051cm" svg:stroke-color="#f26522" draw:marker-start-width="0.124cm" draw:marker-end-width="0.124cm" draw:fill="none" draw:textarea-horizontal-align="center" draw:textarea-vertical-align="middle" fo:padding-top="0.026cm" fo:padding-bottom="0.026cm" fo:padding-left="0.026cm" fo:padding-right="0.026cm"/>
    </style:style>
    <style:style style:name="gr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49cm" fo:min-width="2.015cm"/>
    </style:style>
    <style:style style:name="gr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49cm" fo:min-width="1.985cm"/>
    </style:style>
    <style:style style:name="gr6" style:family="graphic" style:parent-style-name="standard">
      <style:graphic-properties svg:stroke-width="0.051cm" svg:stroke-color="#005da4" draw:marker-start-width="0.124cm" draw:marker-end-width="0.124cm" draw:fill="hatch" draw:fill-hatch-name="Black_20_90_20_Degrees" draw:textarea-horizontal-align="justify" draw:textarea-vertical-align="middle" draw:auto-grow-height="false" fo:min-height="0.497cm" fo:min-width="1.598cm" fo:padding-top="0.026cm" fo:padding-bottom="0.026cm" fo:padding-left="0.026cm" fo:padding-right="0.026cm"/>
    </style:style>
    <style:style style:name="gr7" style:family="graphic" style:parent-style-name="standard">
      <style:graphic-properties svg:stroke-width="0.051cm" svg:stroke-color="#f26522" draw:marker-start-width="0.124cm" draw:marker-end-width="0.124cm" draw:fill="hatch" draw:fill-hatch-name="Black_20_90_20_Degrees" draw:textarea-horizontal-align="justify" draw:textarea-vertical-align="middle" draw:auto-grow-height="false" fo:min-height="0.497cm" fo:min-width="2.008cm" fo:padding-top="0.026cm" fo:padding-bottom="0.026cm" fo:padding-left="0.026cm" fo:padding-right="0.026cm"/>
    </style:style>
    <style:style style:name="gr8" style:family="graphic" style:parent-style-name="standard">
      <style:graphic-properties svg:stroke-width="0.051cm" svg:stroke-color="#f26522" draw:marker-start-width="0.124cm" draw:marker-end-width="0.124cm" draw:fill="hatch" draw:fill-hatch-name="Black_20_45_20_Degrees" draw:textarea-horizontal-align="justify" draw:textarea-vertical-align="middle" draw:auto-grow-height="false" fo:min-height="0.498cm" fo:min-width="0.361cm" fo:padding-top="0.026cm" fo:padding-bottom="0.026cm" fo:padding-left="0.026cm" fo:padding-right="0.026cm"/>
    </style:style>
    <style:style style:name="gr9" style:family="graphic" style:parent-style-name="standard">
      <style:graphic-properties svg:stroke-width="0.051cm" svg:stroke-color="#005da4" draw:marker-start-width="0.124cm" draw:marker-end-width="0.124cm" draw:fill="hatch" draw:fill-hatch-name="Black_20_0_20_Degrees" draw:textarea-horizontal-align="justify" draw:textarea-vertical-align="middle" draw:auto-grow-height="false" fo:min-height="0.909cm" fo:min-width="0.36cm" fo:padding-top="0.026cm" fo:padding-bottom="0.026cm" fo:padding-left="0.026cm" fo:padding-right="0.026cm"/>
    </style:style>
    <style:style style:name="gr10" style:family="graphic" style:parent-style-name="standard">
      <style:graphic-properties svg:stroke-width="0.051cm" svg:stroke-color="#f26522" draw:marker-start-width="0.124cm" draw:marker-end-width="0.124cm" draw:fill="hatch" draw:fill-hatch-name="Black_20_90_20_Degrees" draw:textarea-horizontal-align="justify" draw:textarea-vertical-align="middle" draw:auto-grow-height="false" fo:min-height="0.498cm" fo:min-width="1.257cm" fo:padding-top="0.026cm" fo:padding-bottom="0.026cm" fo:padding-left="0.026cm" fo:padding-right="0.026cm"/>
    </style:style>
    <style:style style:name="gr11" style:family="graphic" style:parent-style-name="standard">
      <style:graphic-properties svg:stroke-width="0.051cm" svg:stroke-color="#f26522" draw:marker-start-width="0.124cm" draw:marker-end-width="0.124cm" draw:fill="none" draw:textarea-horizontal-align="center" draw:textarea-vertical-align="middle" draw:auto-grow-height="false" fo:min-height="0.749cm" fo:min-width="0.499cm" fo:padding-top="0.026cm" fo:padding-bottom="0.026cm" fo:padding-left="0.026cm" fo:padding-right="0.026cm" draw:shadow="hidden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698cm" fo:min-width="1.402cm"/>
    </style:style>
    <style:style style:name="gr13" style:family="graphic" style:parent-style-name="objectwithoutfill">
      <style:graphic-properties svg:stroke-width="0.102cm" svg:stroke-color="#c5000b" draw:marker-start-width="0.2cm" draw:marker-end-width="0.2cm" draw:fill="none" draw:textarea-horizontal-align="center" draw:textarea-vertical-align="middle" fo:padding-top="0.051cm" fo:padding-bottom="0.051cm" fo:padding-left="0.051cm" fo:padding-right="0.051cm"/>
    </style:style>
    <style:style style:name="gr14" style:family="graphic" style:parent-style-name="standard">
      <style:graphic-properties svg:stroke-width="0.102cm" svg:stroke-color="#c5000b" draw:fill="solid" draw:fill-color="#c5000b" draw:textarea-horizontal-align="justify" draw:textarea-vertical-align="middle" draw:auto-grow-height="false" fo:min-height="0.111cm" fo:min-width="0.112cm" fo:padding-top="0.051cm" fo:padding-bottom="0.051cm" fo:padding-left="0.051cm" fo:padding-right="0.051cm"/>
    </style:style>
    <style:style style:name="gr15" style:family="graphic" style:parent-style-name="standard">
      <style:graphic-properties svg:stroke-width="0.102cm" svg:stroke-color="#c5000b" draw:fill="solid" draw:fill-color="#c5000b" draw:textarea-horizontal-align="justify" draw:textarea-vertical-align="middle" draw:auto-grow-height="false" fo:min-height="0.112cm" fo:min-width="0.112cm" fo:padding-top="0.051cm" fo:padding-bottom="0.051cm" fo:padding-left="0.051cm" fo:padding-right="0.051cm"/>
    </style:style>
    <style:style style:name="P1" style:family="paragraph">
      <style:paragraph-properties fo:text-align="center"/>
      <style:text-properties fo:font-size="54pt" style:font-size-asian="54pt" style:font-size-complex="54pt"/>
    </style:style>
    <style:style style:name="P2" style:family="paragraph">
      <loext:graphic-properties draw:fill="none" draw:fill-color="#ffffff"/>
      <style:text-properties style:font-name="Avenir Next"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venir Next1" fo:font-size="16pt" style:font-size-asian="14pt" style:font-size-complex="14pt"/>
    </style:style>
    <style:style style:name="P5" style:family="paragraph">
      <loext:graphic-properties draw:fill="none" draw:fill-color="#ffffff"/>
      <style:text-properties style:font-name="Avenir Next1" fo:font-size="16pt" style:font-size-asian="14pt" style:font-size-complex="14pt"/>
    </style:style>
    <style:style style:name="P6" style:family="paragraph">
      <loext:graphic-properties draw:fill="hatch" draw:fill-hatch-name="Black_20_90_20_Degrees"/>
      <style:paragraph-properties fo:text-align="center"/>
    </style:style>
    <style:style style:name="P7" style:family="paragraph">
      <loext:graphic-properties draw:fill="hatch" draw:fill-hatch-name="Black_20_45_20_Degrees"/>
      <style:paragraph-properties fo:text-align="center"/>
    </style:style>
    <style:style style:name="P8" style:family="paragraph">
      <loext:graphic-properties draw:fill="hatch" draw:fill-hatch-name="Black_20_0_20_Degrees"/>
      <style:paragraph-properties fo:text-align="center"/>
    </style:style>
    <style:style style:name="P9" style:family="paragraph">
      <style:text-properties style:font-name="Avenir Next1" fo:font-size="16pt" style:font-size-asian="20pt" style:font-size-complex="20pt"/>
    </style:style>
    <style:style style:name="P10" style:family="paragraph">
      <loext:graphic-properties draw:fill="none" draw:fill-color="#ffffff"/>
      <style:text-properties style:font-name="Avenir Next1" fo:font-size="16pt" style:font-size-asian="20pt" style:font-size-complex="20pt"/>
    </style:style>
    <style:style style:name="P11" style:family="paragraph">
      <loext:graphic-properties draw:fill="solid" draw:fill-color="#c5000b"/>
      <style:paragraph-properties fo:text-align="center"/>
    </style:style>
    <style:style style:name="T1" style:family="text">
      <style:text-properties style:font-name="Avenir Next Demi Bold" fo:font-size="200pt" fo:font-weight="normal" style:font-size-asian="200pt" style:font-weight-asian="normal" style:font-size-complex="200pt" style:font-weight-complex="normal"/>
    </style:style>
    <style:style style:name="T2" style:family="text">
      <style:text-properties style:font-name="Avenir Next" fo:font-size="45pt" style:font-size-asian="45pt" style:font-size-complex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12.058cm" svg:x="1cm" svg:y="1.51cm">
          <draw:text-box>
            <text:p text:style-name="P1"><text:span text:style-name="T1">L416</text:span></text:p>
            <text:p text:style-name="P1"><text:span text:style-name="T2">Digital Computer Lab</text:span></text:p>
          </draw:text-box>
        </draw:frame>
        <draw:line draw:style-name="gr2" draw:text-style-name="P3" draw:layer="layout" svg:x1="8.414cm" svg:y1="16.929cm" svg:x2="8.414cm" svg:y2="20.501cm">
          <text:p/>
        </draw:line>
        <draw:line draw:style-name="gr2" draw:text-style-name="P3" draw:layer="layout" svg:x1="11.436cm" svg:y1="20.501cm" svg:x2="8.414cm" svg:y2="20.501cm">
          <text:p/>
        </draw:line>
        <draw:line draw:style-name="gr2" draw:text-style-name="P3" draw:layer="layout" svg:x1="8.414cm" svg:y1="16.929cm" svg:x2="12.398cm" svg:y2="16.929cm">
          <text:p/>
        </draw:line>
        <draw:line draw:style-name="gr2" draw:text-style-name="P3" draw:layer="layout" svg:x1="3.056cm" svg:y1="16.517cm" svg:x2="12.397cm" svg:y2="16.517cm">
          <text:p/>
        </draw:line>
        <draw:line draw:style-name="gr2" draw:text-style-name="P3" draw:layer="layout" svg:x1="8.001cm" svg:y1="16.929cm" svg:x2="8.001cm" svg:y2="21.737cm">
          <text:p/>
        </draw:line>
        <draw:line draw:style-name="gr2" draw:text-style-name="P3" draw:layer="layout" svg:x1="3.881cm" svg:y1="16.929cm" svg:x2="3.881cm" svg:y2="20.501cm">
          <text:p/>
        </draw:line>
        <draw:line draw:style-name="gr2" draw:text-style-name="P3" draw:layer="layout" svg:x1="3.056cm" svg:y1="16.517cm" svg:x2="3.056cm" svg:y2="21.737cm">
          <text:p/>
        </draw:line>
        <draw:line draw:style-name="gr2" draw:text-style-name="P3" draw:layer="layout" svg:x1="3.881cm" svg:y1="16.929cm" svg:x2="8.002cm" svg:y2="16.929cm">
          <text:p/>
        </draw:line>
        <draw:line draw:style-name="gr2" draw:text-style-name="P3" draw:layer="layout" svg:x1="3.881cm" svg:y1="19.814cm" svg:x2="8.002cm" svg:y2="19.814cm">
          <text:p/>
        </draw:line>
        <draw:line draw:style-name="gr2" draw:text-style-name="P3" draw:layer="layout" svg:x1="8.826cm" svg:y1="20.913cm" svg:x2="11.711cm" svg:y2="20.913cm">
          <text:p/>
        </draw:line>
        <draw:line draw:style-name="gr2" draw:text-style-name="P3" draw:layer="layout" svg:x1="3.056cm" svg:y1="21.737cm" svg:x2="8.002cm" svg:y2="21.737cm">
          <text:p/>
        </draw:line>
        <draw:line draw:style-name="gr3" draw:text-style-name="P3" draw:layer="layout" svg:x1="1.133cm" svg:y1="22.699cm" svg:x2="11.574cm" svg:y2="22.699cm">
          <text:p/>
        </draw:line>
        <draw:line draw:style-name="gr3" draw:text-style-name="P3" draw:layer="layout" svg:x1="10.475cm" svg:y1="21.6cm" svg:x2="11.162cm" svg:y2="21.6cm">
          <text:p/>
        </draw:line>
        <draw:line draw:style-name="gr3" draw:text-style-name="P3" draw:layer="layout" svg:x1="11.573cm" svg:y1="23.523cm" svg:x2="12.81cm" svg:y2="23.523cm">
          <text:p/>
        </draw:line>
        <draw:line draw:style-name="gr3" draw:text-style-name="P3" draw:layer="layout" svg:x1="12.81cm" svg:y1="23.523cm" svg:x2="12.81cm" svg:y2="22.699cm">
          <text:p/>
        </draw:line>
        <draw:line draw:style-name="gr3" draw:text-style-name="P3" draw:layer="layout" svg:x1="11.573cm" svg:y1="23.523cm" svg:x2="11.573cm" svg:y2="22.699cm">
          <text:p/>
        </draw:line>
        <draw:line draw:style-name="gr3" draw:text-style-name="P3" draw:layer="layout" svg:x1="12.81cm" svg:y1="22.699cm" svg:x2="20.503cm" svg:y2="22.699cm">
          <text:p/>
        </draw:line>
        <draw:line draw:style-name="gr2" draw:text-style-name="P3" draw:layer="layout" svg:x1="12.26cm" svg:y1="21.6cm" svg:x2="12.26cm" svg:y2="20.501cm">
          <text:p/>
        </draw:line>
        <draw:line draw:style-name="gr2" draw:text-style-name="P3" draw:layer="layout" svg:x1="12.81cm" svg:y1="21.6cm" svg:x2="12.81cm" svg:y2="20.501cm">
          <text:p/>
        </draw:line>
        <draw:line draw:style-name="gr2" draw:text-style-name="P3" draw:layer="layout" svg:x1="13.359cm" svg:y1="20.089cm" svg:x2="11.848cm" svg:y2="20.089cm">
          <text:p/>
        </draw:line>
        <draw:line draw:style-name="gr2" draw:text-style-name="P3" draw:layer="layout" svg:x1="8.826cm" svg:y1="21.6cm" svg:x2="8.826cm" svg:y2="20.913cm">
          <text:p/>
        </draw:line>
        <draw:line draw:style-name="gr2" draw:text-style-name="P3" draw:layer="layout" svg:x1="11.436cm" svg:y1="20.5cm" svg:x2="11.436cm" svg:y2="19.676cm">
          <text:p/>
        </draw:line>
        <draw:line draw:style-name="gr2" draw:text-style-name="P3" draw:layer="layout" svg:x1="11.437cm" svg:y1="19.676cm" svg:x2="10.2cm" svg:y2="19.676cm">
          <text:p/>
        </draw:line>
        <draw:line draw:style-name="gr2" draw:text-style-name="P3" draw:layer="layout" svg:x1="10.338cm" svg:y1="18.44cm" svg:x2="8.414cm" svg:y2="18.44cm">
          <text:p/>
        </draw:line>
        <draw:line draw:style-name="gr2" draw:text-style-name="P3" draw:layer="layout" svg:x1="12.398cm" svg:y1="18.44cm" svg:x2="10.612cm" svg:y2="18.44cm">
          <text:p/>
        </draw:line>
        <draw:line draw:style-name="gr2" draw:text-style-name="P3" draw:layer="layout" svg:x1="11.436cm" svg:y1="18.852cm" svg:x2="11.436cm" svg:y2="18.44cm">
          <text:p/>
        </draw:line>
        <draw:line draw:style-name="gr2" draw:text-style-name="P3" draw:layer="layout" svg:x1="11.436cm" svg:y1="19.401cm" svg:x2="11.436cm" svg:y2="18.989cm">
          <text:p/>
        </draw:line>
        <draw:line draw:style-name="gr2" draw:text-style-name="P3" draw:layer="layout" svg:x1="11.436cm" svg:y1="19.403cm" svg:x2="11.848cm" svg:y2="19.402cm">
          <text:p/>
        </draw:line>
        <draw:line draw:style-name="gr2" draw:text-style-name="P3" draw:layer="layout" svg:x1="11.848cm" svg:y1="20.089cm" svg:x2="11.848cm" svg:y2="19.402cm">
          <text:p/>
        </draw:line>
        <draw:line draw:style-name="gr2" draw:text-style-name="P3" draw:layer="layout" svg:x1="10.2cm" svg:y1="20.5cm" svg:x2="10.2cm" svg:y2="19.676cm">
          <text:p/>
        </draw:line>
        <draw:line draw:style-name="gr2" draw:text-style-name="P3" draw:layer="layout" svg:x1="10.2cm" svg:y1="19.401cm" svg:x2="10.2cm" svg:y2="18.44cm">
          <text:p/>
        </draw:line>
        <draw:line draw:style-name="gr2" draw:text-style-name="P3" draw:layer="layout" svg:x1="13.359cm" svg:y1="20.088cm" svg:x2="13.359cm" svg:y2="18.302cm">
          <text:p/>
        </draw:line>
        <draw:line draw:style-name="gr3" draw:text-style-name="P3" draw:layer="layout" svg:x1="15.694cm" svg:y1="20.913cm" svg:x2="15.694cm" svg:y2="16.517cm">
          <text:p/>
        </draw:line>
        <draw:line draw:style-name="gr3" draw:text-style-name="P3" draw:layer="layout" svg:x1="15.695cm" svg:y1="20.913cm" svg:x2="13.222cm" svg:y2="20.913cm">
          <text:p/>
        </draw:line>
        <draw:line draw:style-name="gr2" draw:text-style-name="P3" draw:layer="layout" svg:x1="16.87cm" svg:y1="26.498cm" svg:x2="17.777cm" svg:y2="26.498cm">
          <text:p/>
        </draw:line>
        <draw:frame draw:style-name="gr4" draw:text-style-name="P5" draw:layer="layout" svg:width="3.055cm" svg:height="1.021cm" svg:x="17.878cm" svg:y="25.897cm">
          <draw:text-box>
            <text:p text:style-name="P4">Basement</text:p>
          </draw:text-box>
        </draw:frame>
        <draw:line draw:style-name="gr3" draw:text-style-name="P3" draw:layer="layout" svg:x1="16.87cm" svg:y1="25.702cm" svg:x2="17.777cm" svg:y2="25.702cm">
          <text:p/>
        </draw:line>
        <draw:frame draw:style-name="gr5" draw:text-style-name="P5" draw:layer="layout" svg:width="3.067cm" svg:height="1.021cm" svg:x="17.878cm" svg:y="25.201cm">
          <draw:text-box>
            <text:p text:style-name="P4">First Floor</text:p>
          </draw:text-box>
        </draw:frame>
        <draw:custom-shape draw:style-name="gr6" draw:text-style-name="P6" draw:layer="layout" svg:width="1.65cm" svg:height="0.549cm" svg:x="8.825cm" svg:y="2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.82cm" svg:y1="21.737cm" svg:x2="1.82cm" svg:y2="20.913cm">
          <text:p/>
        </draw:line>
        <draw:line draw:style-name="gr3" draw:text-style-name="P3" draw:layer="layout" svg:x1="17.068cm" svg:y1="21.6cm" svg:x2="17.068cm" svg:y2="21.05cm">
          <text:p/>
        </draw:line>
        <draw:line draw:style-name="gr3" draw:text-style-name="P3" draw:layer="layout" svg:x1="17.068cm" svg:y1="21.601cm" svg:x2="17.618cm" svg:y2="21.6cm">
          <text:p/>
        </draw:line>
        <draw:line draw:style-name="gr3" draw:text-style-name="P3" draw:layer="layout" svg:x1="1.133cm" svg:y1="24.897cm" svg:x2="20.503cm" svg:y2="24.897cm">
          <text:p/>
        </draw:line>
        <draw:line draw:style-name="gr3" draw:text-style-name="P3" draw:layer="layout" svg:x1="1.133cm" svg:y1="24.897cm" svg:x2="1.133cm" svg:y2="14.319cm">
          <text:p/>
        </draw:line>
        <draw:line draw:style-name="gr3" draw:text-style-name="P3" draw:layer="layout" svg:x1="20.503cm" svg:y1="24.897cm" svg:x2="20.503cm" svg:y2="22.699cm">
          <text:p/>
        </draw:line>
        <draw:line draw:style-name="gr3" draw:text-style-name="P3" draw:layer="layout" svg:x1="3.881cm" svg:y1="15.006cm" svg:x2="12.398cm" svg:y2="15.006cm">
          <text:p/>
        </draw:line>
        <draw:line draw:style-name="gr3" draw:text-style-name="P3" draw:layer="layout" svg:x1="15.694cm" svg:y1="16.517cm" svg:x2="20.539cm" svg:y2="16.517cm">
          <text:p/>
        </draw:line>
        <draw:line draw:style-name="gr3" draw:text-style-name="P3" draw:layer="layout" svg:x1="20.539cm" svg:y1="16.517cm" svg:x2="20.539cm" svg:y2="21.069cm">
          <text:p/>
        </draw:line>
        <draw:line draw:style-name="gr3" draw:text-style-name="P3" draw:layer="layout" svg:x1="1.133cm" svg:y1="14.319cm" svg:x2="3.881cm" svg:y2="14.319cm">
          <text:p/>
        </draw:line>
        <draw:custom-shape draw:style-name="gr7" draw:text-style-name="P6" draw:layer="layout" svg:width="2.06cm" svg:height="0.549cm" svg:x="11.024cm" svg:y="2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413cm" svg:height="0.55cm" svg:x="13.084cm" svg:y="2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0.412cm" svg:height="0.961cm" svg:x="11.848cm" svg:y="20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309cm" svg:height="0.55cm" svg:x="17.618cm" svg:y="2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7.068cm" svg:y1="21.061cm" svg:x2="20.503cm" svg:y2="21.05cm">
          <text:p/>
        </draw:line>
        <draw:line draw:style-name="gr3" draw:text-style-name="P3" draw:layer="layout" svg:x1="1.82cm" svg:y1="21.737cm" svg:x2="1.133cm" svg:y2="21.737cm">
          <text:p/>
        </draw:line>
        <draw:line draw:style-name="gr3" draw:text-style-name="P3" draw:layer="layout" svg:x1="3.057cm" svg:y1="20.913cm" svg:x2="1.133cm" svg:y2="20.913cm">
          <text:p/>
        </draw:line>
        <draw:line draw:style-name="gr3" draw:text-style-name="P3" draw:layer="layout" svg:x1="3.056cm" svg:y1="21.737cm" svg:x2="2.369cm" svg:y2="21.737cm">
          <text:p/>
        </draw:line>
        <draw:line draw:style-name="gr3" draw:text-style-name="P3" draw:layer="layout" svg:x1="2.369cm" svg:y1="21.737cm" svg:x2="2.369cm" svg:y2="20.913cm">
          <text:p/>
        </draw:line>
        <draw:path draw:style-name="gr11" draw:text-style-name="P3" draw:layer="layout" svg:width="0.412cm" svg:height="0.823cm" svg:x="0.948cm" svg:y="21.856cm" svg:viewBox="0 0 413 824" svg:d="M206 0l-1 39v746l1 39 2-39 3-38 6-37 7-37 10-36 11-34 12-32 14-30 15-28 16-25 18-22 17-19 18-15 19-11 20-6 19-3-19-2-20-7-19-11-18-15-17-19-18-22-16-25-15-28-14-30-12-32-11-34-10-35-7-38-6-37-3-38zM0 0zM413 824z">
          <text:p/>
        </draw:path>
        <draw:path draw:style-name="gr11" draw:text-style-name="P3" draw:layer="layout" svg:width="0.412cm" svg:height="0.823cm" svg:x="1.489cm" svg:y="21.856cm" svg:viewBox="0 0 413 824" svg:d="M206 0l-1 39v746l1 39 2-39 3-38 6-37 7-37 10-36 11-34 12-32 14-30 15-28 16-25 18-22 17-19 18-15 19-11 20-6 19-3-19-2-20-7-19-11-18-15-17-19-18-22-16-25-15-28-14-30-12-32-11-34-10-35-7-38-6-37-3-38zM0 0zM413 824z">
          <text:p/>
        </draw:path>
        <draw:path draw:style-name="gr11" draw:text-style-name="P3" draw:layer="layout" svg:width="0.412cm" svg:height="0.823cm" svg:x="19.32cm" svg:y="21.874cm" svg:viewBox="0 0 413 824" svg:d="M206 824l2-39v-746l-2-39-1 39-3 38-5 37-8 38-10 35-11 34-12 32-14 30-15 28-16 25-17 22-18 19-19 15-18 11-20 7-19 2 19 3 20 6 18 11 19 15 18 19 17 22 16 25 15 28 14 30 12 33 11 34 10 35 8 37 5 37 3 38zM413 824zM0 0z">
          <text:p/>
        </draw:path>
        <draw:path draw:style-name="gr11" draw:text-style-name="P3" draw:layer="layout" svg:width="0.412cm" svg:height="0.823cm" svg:x="18.716cm" svg:y="21.874cm" svg:viewBox="0 0 413 824" svg:d="M206 824l2-39v-746l-2-39-1 39-3 38-5 37-8 38-10 35-11 34-12 32-14 30-15 28-16 25-17 22-18 19-19 15-18 11-20 7-19 2 19 3 20 6 18 11 19 15 18 19 17 22 16 25 15 28 14 30 12 33 11 34 10 35 8 37 5 37 3 38zM413 824zM0 0z">
          <text:p/>
        </draw:path>
        <draw:path draw:style-name="gr11" draw:text-style-name="P3" draw:layer="layout" svg:width="0.823cm" svg:height="0.412cm" svg:x="18.808cm" svg:y="20.858cm" svg:viewBox="0 0 824 413" svg:d="M824 206l-39-1h-746l-39 1 39 2 38 3 37 6 38 7 35 10 34 11 32 12 30 14 28 15 25 16 22 18 19 17 15 18 11 19 7 20 2 19 3-19 6-20 11-19 15-18 19-17 22-18 25-16 28-15 30-14 33-12 34-11 35-10 37-7 37-6 38-3zM824 0zM0 413z">
          <text:p/>
        </draw:path>
        <draw:line draw:style-name="gr3" draw:text-style-name="P3" draw:layer="layout" svg:x1="19.541cm" svg:y1="21.874cm" svg:x2="19.541cm" svg:y2="21.05cm">
          <text:p/>
        </draw:line>
        <draw:line draw:style-name="gr3" draw:text-style-name="P3" draw:layer="layout" svg:x1="12.398cm" svg:y1="18.303cm" svg:x2="12.398cm" svg:y2="15.006cm">
          <text:p/>
        </draw:line>
        <draw:line draw:style-name="gr3" draw:text-style-name="P3" draw:layer="layout" svg:x1="3.881cm" svg:y1="15.006cm" svg:x2="3.881cm" svg:y2="14.319cm">
          <text:p/>
        </draw:line>
        <draw:line draw:style-name="gr3" draw:text-style-name="P3" draw:layer="layout" svg:x1="12.398cm" svg:y1="18.302cm" svg:x2="15.704cm" svg:y2="18.302cm">
          <text:p/>
        </draw:line>
        <draw:path draw:style-name="gr11" draw:text-style-name="P3" draw:layer="layout" svg:width="0.823cm" svg:height="0.412cm" svg:x="13.286cm" svg:y="18.137cm" svg:viewBox="0 0 824 413" svg:d="M824 206l-39-1h-746l-39 1 39 2 38 3 37 6 38 7 35 10 34 11 32 12 30 14 28 15 25 16 22 18 19 17 15 18 11 19 7 20 2 19 3-19 6-20 11-19 15-18 19-17 22-18 25-16 28-15 30-14 33-12 34-11 35-10 37-7 37-6 38-3zM824 0zM0 413z">
          <text:p/>
        </draw:path>
        <draw:frame draw:style-name="gr12" draw:text-style-name="P10" draw:layer="layout" svg:width="1.902cm" svg:height="1.021cm" svg:x="9.643cm" svg:y="17.342cm">
          <draw:text-box>
            <text:p text:style-name="P9">L520</text:p>
          </draw:text-box>
        </draw:frame>
        <draw:frame draw:style-name="gr12" draw:text-style-name="P10" draw:layer="layout" svg:width="1.902cm" svg:height="1.021cm" svg:x="11.575cm" svg:y="18.594cm">
          <draw:text-box>
            <text:p text:style-name="P9">L416</text:p>
          </draw:text-box>
        </draw:frame>
        <draw:frame draw:style-name="gr12" draw:text-style-name="P10" draw:layer="layout" svg:width="1.902cm" svg:height="1.021cm" svg:x="8.434cm" svg:y="19.098cm">
          <draw:text-box>
            <text:p text:style-name="P9">L440</text:p>
          </draw:text-box>
        </draw:frame>
        <draw:line draw:style-name="gr13" draw:text-style-name="P3" draw:layer="layout" svg:x1="10.767cm" svg:y1="22.378cm" svg:x2="10.767cm" svg:y2="21.874cm">
          <text:p/>
        </draw:line>
        <draw:line draw:style-name="gr13" draw:text-style-name="P3" draw:layer="layout" svg:x1="8.45cm" svg:y1="21.874cm" svg:x2="10.767cm" svg:y2="21.856cm">
          <text:p/>
        </draw:line>
        <draw:line draw:style-name="gr13" draw:text-style-name="P3" draw:layer="layout" svg:x1="8.451cm" svg:y1="21.875cm" svg:x2="8.45cm" svg:y2="20.766cm">
          <text:p/>
        </draw:line>
        <draw:line draw:style-name="gr13" draw:text-style-name="P3" draw:layer="layout" svg:x1="11.573cm" svg:y1="20.766cm" svg:x2="8.451cm" svg:y2="20.766cm">
          <text:p/>
        </draw:line>
        <draw:line draw:style-name="gr13" draw:text-style-name="P3" draw:layer="layout" svg:x1="11.573cm" svg:y1="20.766cm" svg:x2="11.573cm" svg:y2="19.557cm">
          <text:p/>
        </draw:line>
        <draw:line draw:style-name="gr13" draw:text-style-name="P3" draw:layer="layout" svg:x1="10.868cm" svg:y1="19.054cm" svg:x2="11.573cm" svg:y2="19.558cm">
          <text:p/>
        </draw:line>
        <draw:custom-shape draw:style-name="gr14" draw:text-style-name="P11" draw:layer="layout" svg:width="0.302cm" svg:height="0.301cm" svg:x="10.667cm" svg:y="18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302cm" svg:height="0.302cm" svg:x="10.626cm" svg:y="22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928cm" svg:y1="21.92cm" svg:x2="18.928cm" svg:y2="21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Avenir Next1" svg:font-family="'Avenir Next'" style:font-adornments="Regular" style:font-pitch="variable"/>
    <style:font-face style:name="Avenir Next Demi Bold" svg:font-family="'Avenir Next Demi Bold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11:33:03.834572587</meta:creation-date>
    <dc:date>2016-08-18T11:38:51.030529236</dc:date>
    <meta:editing-duration>PT5M47S</meta:editing-duration>
    <meta:editing-cycles>1</meta:editing-cycles>
    <meta:document-statistic meta:object-count="81"/>
    <meta:generator>LibreOffice/5.1.5.2$Linux_X86_64 LibreOffice_project/10m0$Build-2</meta:generator>
  </office:meta>
</office:document-meta>
</file>